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059" svg:font-family="C059" style:font-pitch="variable"/>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ist" svg:font-family="'Tlwg Typist'" style:font-pitch="variable"/>
  </office:font-face-decls>
  <office:automatic-styles>
    <style:style style:name="P1" style:family="paragraph" style:parent-style-name="Standard">
      <style:paragraph-properties fo:text-align="justify" style:justify-single-word="false"/>
      <style:text-properties officeooo:rsid="001a6ab2" officeooo:paragraph-rsid="001a6ab2"/>
    </style:style>
    <style:style style:name="P2" style:family="paragraph" style:parent-style-name="Standard">
      <style:paragraph-properties fo:text-align="justify" style:justify-single-word="false"/>
      <style:text-properties officeooo:rsid="001c26d5" officeooo:paragraph-rsid="001c26d5"/>
    </style:style>
    <style:style style:name="P3" style:family="paragraph" style:parent-style-name="Standard">
      <style:paragraph-properties fo:text-align="justify" style:justify-single-word="false"/>
      <style:text-properties officeooo:rsid="001ca0be" officeooo:paragraph-rsid="001ca0be"/>
    </style:style>
    <style:style style:name="P4" style:family="paragraph" style:parent-style-name="Standard">
      <style:paragraph-properties fo:text-align="justify" style:justify-single-word="false"/>
      <style:text-properties fo:font-size="14pt" fo:font-weight="bold" officeooo:rsid="001dcaeb" officeooo:paragraph-rsid="001dcaeb"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rsid="001dcaeb" officeooo:paragraph-rsid="001dcaeb"/>
    </style:style>
    <style:style style:name="P6" style:family="paragraph" style:parent-style-name="Standard">
      <style:paragraph-properties fo:text-align="justify" style:justify-single-word="false"/>
      <style:text-properties style:font-name="Tlwg Typist" fo:font-size="9pt" officeooo:rsid="001dcaeb" officeooo:paragraph-rsid="001dcaeb" style:font-size-asian="9pt" style:font-size-complex="9pt"/>
    </style:style>
    <style:style style:name="P7" style:family="paragraph" style:parent-style-name="Standard">
      <style:paragraph-properties fo:text-align="justify" style:justify-single-word="false"/>
      <style:text-properties style:font-name="Tlwg Typist" fo:font-size="9pt" fo:font-weight="normal" officeooo:rsid="001dcaeb" officeooo:paragraph-rsid="001dcaeb" style:font-size-asian="9pt" style:font-weight-asian="normal" style:font-size-complex="9pt" style:font-weight-complex="normal"/>
    </style:style>
    <style:style style:name="P8" style:family="paragraph" style:parent-style-name="Standard">
      <style:paragraph-properties fo:text-align="justify" style:justify-single-word="false"/>
      <style:text-properties style:font-name="Tlwg Typist" fo:font-size="9pt" fo:font-weight="normal" officeooo:rsid="001fc02a" officeooo:paragraph-rsid="001fc02a" style:font-size-asian="9pt" style:font-weight-asian="normal" style:font-size-complex="9pt" style:font-weight-complex="normal"/>
    </style:style>
    <style:style style:name="P9" style:family="paragraph" style:parent-style-name="Standard">
      <style:paragraph-properties fo:text-align="justify" style:justify-single-word="false"/>
      <style:text-properties fo:font-size="12pt" fo:font-weight="normal" officeooo:rsid="001dcaeb" officeooo:paragraph-rsid="001dcae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fc02a" officeooo:paragraph-rsid="001fc02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9pt" fo:font-weight="normal" officeooo:rsid="001fc02a" officeooo:paragraph-rsid="001fc02a" style:font-size-asian="9pt" style:font-weight-asian="normal" style:font-size-complex="9pt" style:font-weight-complex="normal"/>
    </style:style>
    <style:style style:name="P12" style:family="paragraph" style:parent-style-name="Standard">
      <style:paragraph-properties fo:text-align="justify" style:justify-single-word="false"/>
      <style:text-properties fo:font-size="9pt" fo:font-weight="normal" officeooo:rsid="002280eb" officeooo:paragraph-rsid="002280eb" style:font-size-asian="9pt" style:font-weight-asian="normal" style:font-size-complex="9pt" style:font-weight-complex="normal"/>
    </style:style>
    <style:style style:name="P13" style:family="paragraph" style:parent-style-name="Standard">
      <style:paragraph-properties fo:text-align="justify" style:justify-single-word="false"/>
      <style:text-properties style:font-name="Liberation Serif" fo:font-size="12pt" fo:font-weight="normal" officeooo:rsid="001fc02a" officeooo:paragraph-rsid="001fc02a"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font-name="C059" fo:font-size="9pt" fo:font-weight="normal" officeooo:rsid="001fc02a" officeooo:paragraph-rsid="001fc02a" style:font-size-asian="9pt" style:font-weight-asian="normal" style:font-size-complex="9pt" style:font-weight-complex="normal"/>
    </style:style>
    <style:style style:name="P15" style:family="paragraph" style:parent-style-name="Standard">
      <style:paragraph-properties fo:text-align="justify" style:justify-single-word="false"/>
      <style:text-properties officeooo:rsid="001a6ab2" officeooo:paragraph-rsid="001a6ab2"/>
    </style:style>
    <style:style style:name="P16" style:family="paragraph" style:parent-style-name="Standard">
      <style:paragraph-properties fo:text-align="justify" style:justify-single-word="false"/>
      <style:text-properties officeooo:rsid="001c26d5" officeooo:paragraph-rsid="001a6ab2"/>
    </style:style>
    <style:style style:name="P17" style:family="paragraph" style:parent-style-name="Standard">
      <style:paragraph-properties fo:text-align="justify" style:justify-single-word="false"/>
      <style:text-properties officeooo:rsid="001ca0be" officeooo:paragraph-rsid="001ca0be"/>
    </style:style>
    <style:style style:name="P18" style:family="paragraph" style:parent-style-name="Standard">
      <style:paragraph-properties fo:text-align="justify" style:justify-single-word="false"/>
      <style:text-properties officeooo:rsid="001ca0be" officeooo:paragraph-rsid="00251b40"/>
    </style:style>
    <style:style style:name="P19" style:family="paragraph" style:parent-style-name="Standard">
      <style:paragraph-properties fo:text-align="justify" style:justify-single-word="false"/>
      <style:text-properties officeooo:rsid="00249cac" officeooo:paragraph-rsid="00249cac"/>
    </style:style>
    <style:style style:name="P20" style:family="paragraph" style:parent-style-name="Standard">
      <style:paragraph-properties fo:text-align="justify" style:justify-single-word="false"/>
      <style:text-properties officeooo:rsid="00251b40" officeooo:paragraph-rsid="00251b40"/>
    </style:style>
    <style:style style:name="P21" style:family="paragraph" style:parent-style-name="Standard">
      <style:paragraph-properties fo:text-align="justify" style:justify-single-word="false"/>
      <style:text-properties style:font-name="Liberation Serif" fo:font-size="12pt" fo:font-weight="normal" officeooo:rsid="001fc02a" officeooo:paragraph-rsid="001dcaeb"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4pt" fo:font-weight="bold" officeooo:rsid="001dcaeb" officeooo:paragraph-rsid="001dcaeb" style:font-size-asian="14pt" style:font-weight-asian="bold" style:font-size-complex="14pt" style:font-weight-complex="bold"/>
    </style:style>
    <style:style style:name="P23" style:family="paragraph" style:parent-style-name="Standard">
      <style:paragraph-properties fo:text-align="center" style:justify-single-word="false"/>
      <style:text-properties officeooo:paragraph-rsid="001c26d5"/>
    </style:style>
    <style:style style:name="T1" style:family="text">
      <style:text-properties officeooo:rsid="001c26d5"/>
    </style:style>
    <style:style style:name="T2" style:family="text">
      <style:text-properties officeooo:rsid="001ca0be"/>
    </style:style>
    <style:style style:name="T3" style:family="text">
      <style:text-properties officeooo:rsid="001dcaeb"/>
    </style:style>
    <style:style style:name="T4" style:family="text">
      <style:text-properties fo:font-weight="bold" style:font-weight-asian="bold" style:font-weight-complex="bold"/>
    </style:style>
    <style:style style:name="T5" style:family="text">
      <style:text-properties fo:font-weight="bold" officeooo:rsid="00249cac" style:font-weight-asian="bold" style:font-weight-complex="bold"/>
    </style:style>
    <style:style style:name="T6" style:family="text">
      <style:text-properties fo:font-weight="bold" officeooo:rsid="00251b40" style:font-weight-asian="bold" style:font-weight-complex="bold"/>
    </style:style>
    <style:style style:name="T7" style:family="text">
      <style:text-properties style:font-name="Tlwg Typist"/>
    </style:style>
    <style:style style:name="T8" style:family="text">
      <style:text-properties officeooo:rsid="002280eb"/>
    </style:style>
    <style:style style:name="T9" style:family="text">
      <style:text-properties officeooo:rsid="00249cac"/>
    </style:style>
    <style:style style:name="T10" style:family="text">
      <style:text-properties officeooo:rsid="00251b40"/>
    </style:style>
    <style:style style:name="T11" style:family="text">
      <style:text-properties officeooo:rsid="0025633a"/>
    </style:style>
    <style:style style:name="T12" style:family="text">
      <style:text-properties officeooo:rsid="00258285"/>
    </style:style>
    <style:style style:name="T13" style:family="text">
      <style:text-properties fo:font-size="14pt" fo:font-weight="bold" officeooo:rsid="001c26d5" style:font-size-asian="14pt" style:font-weight-asian="bold" style:font-size-complex="14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T13">Module ReV - Projet</text:span></text:p>
      <text:p text:style-name="Standard"/>
      <text:p text:style-name="Standard"/>
      <text:p text:style-name="P1">Il faudra rendre pour la fin du semestre dans un dépôt sur le git de l’ENIB le code du projet ainsi qu’un document de 10 à 15 pages.</text:p>
      <text:p text:style-name="P1"/>
      <text:p text:style-name="P1">Il s’agit de proposer une visite d’un musée virtuel. Le musée est un bâtiment de 30m*30m. Il est constitué, dans sa partie sud, d’un hall de 15m*30m et de 10m de haut. La partie nord est elle constituée de trois salles, chacune fermée par une porte coulissante. Ces trois salles ont une hauteur de 5m. Au-dessus de ces trois salles se trouve une mezzanine de 15m*30m. Il est possible d’accéder à cette mezzanine.</text:p>
      <text:p text:style-name="P1"/>
      <text:p text:style-name="P1">Chaque salle accueille 8 à 10 tableaux répartis dans les salles, la mezzanine selon leurs thèmes (à vous de définir la nature des tableaux ou photographies selon vos envies). Dans le hall et sur la mezzanine on trouvera également des statues/<text:span text:style-name="T1">mobiles</text:span> articulées animées.</text:p>
      <text:p text:style-name="P1"/>
      <text:p text:style-name="P20">Le thème du musée : le monde de la Renaissance</text:p>
      <text:p text:style-name="P1"/>
      <text:p text:style-name="P2"><text:span text:style-name="T4">Question 0</text:span> : <text:span text:style-name="T3">étudiez le code fourni ainsi que la documentation associée au moteur 3d </text:span><text:span text:style-name="T9">B</text:span><text:span text:style-name="T3">abylonjs.</text:span></text:p>
      <text:p text:style-name="P1"/>
      <text:p text:style-name="P1"><text:span text:style-name="T4">Question 1</text:span> <text:span text:style-name="T8"> </text:span>: proposez une modélisation du musée (<text:span text:style-name="T1">sols, plafonds, </text:span>cloisons). <text:span text:style-name="T9">Ces différents éléments doivent modéliser aussi bien la forme des objets 3d que l’aspect de leur surface (matériaux, matériaux avec texture). I</text:span><text:span text:style-name="T1">l faudra </text:span><text:span text:style-name="T9">également</text:span><text:span text:style-name="T1"> tenir compte des collisions et de la gravité. </text:span><text:span text:style-name="T8">Un escalier permet de rejoindre la mezzanine à partir du hall.</text:span></text:p>
      <text:p text:style-name="P1"/>
      <text:p text:style-name="P1"><text:span text:style-name="T4">Question </text:span><text:span text:style-name="T5">2</text:span>  : « <text:span text:style-name="T1">accrochez » aux murs les tableaux, selon les contraintes données ci-dessus. </text:span><text:span text:style-name="T9">Des statues seront également installées dans le hall et sur la mezzanine. Certaines d’entre elles sont constituées d’un maillage triangulaire </text:span><text:span text:style-name="T12">alors que </text:span><text:span text:style-name="T9">d’autres </text:span><text:span text:style-name="T12">le sont par </text:span><text:span text:style-name="T9">d</text:span><text:span text:style-name="T12">es </text:span><text:span text:style-name="T9">objets géométriques articulés animées.</text:span></text:p>
      <text:p text:style-name="P16"/>
      <text:p text:style-name="P2"><text:span text:style-name="T4">Question </text:span><text:span text:style-name="T5">3 </text:span> : certaines ouvertures sont dotées de portes (classiques ou coulissantes). Quand le visiteur s’approche d’une porte celle-ci s’ouvre. Quand l’utilisateur s’éloigne de la porte (en y passant ou non), la porte <text:span text:style-name="T9">finit par se refermer.</text:span></text:p>
      <text:p text:style-name="P2"/>
      <text:p text:style-name="P2"><text:span text:style-name="T4">Question </text:span><text:span text:style-name="T5">4</text:span> : placez dans la scène des amers (par exemple des sphères semi-transparentes). Quand le visiteur clique sur un de ces amers il se téléporte vers celui-ci. <text:span text:style-name="T12">Un tableau, une statue <text:s/>peuvent être un amer.</text:span></text:p>
      <text:p text:style-name="P2"/>
      <text:p text:style-name="P2"><text:span text:style-name="T4">Question </text:span><text:span text:style-name="T5">5</text:span> : <text:span text:style-name="T2">quand on s’approche d’un tableau celui-ci donne son nom pour attirer l’attention du visiteur. Attention à faire en sorte que (i) le visiteur ne soit pas surchargé d’informations et que (ii) seuls les tableaux directement accessibles se signalent.</text:span></text:p>
      <text:p text:style-name="P2"/>
      <text:p text:style-name="P3"><text:span text:style-name="T4">Question </text:span><text:span text:style-name="T6">6</text:span> : quand le visiteur regarde suffisam<text:span text:style-name="T8">m</text:span>ent lon<text:span text:style-name="T8">g</text:span>temps un tableau <text:span text:style-name="T10">(ou le « touche »</text:span> <text:span text:style-name="T10">) </text:span>celui-ci se décrit <text:span text:style-name="T9">(pour certains au moyen d’un texte écrit pour d’autre d’un texte dit).</text:span></text:p>
      <text:p text:style-name="P3"/>
      <text:p text:style-name="P19"><text:span text:style-name="T4">Question </text:span><text:span text:style-name="T6">7 </text:span>: <text:span text:style-name="T10">Un agent virtuel, incarné dans le musée, attend le visiteur et le guide de tableau en tableau en décrivant à bon escient ces tableaux. Cet agent doit se déplacer sans entrer en collision avec son environnement, </text:span><text:span text:style-name="T11">d’autres agents ou le visiteur.</text:span></text:p>
      <text:p text:style-name="P19"/>
      <text:p text:style-name="P20"><text:span text:style-name="T4">Question 8</text:span> : Proposez un comportement de l’agent en présence d’un visiteur qui ne le suivrait pas</text:p>
      <text:p text:style-name="P20">Il doit choisir entre lui imposer son objectif ou suivre les envies du visiteur <text:span text:style-name="T11">voire combiner ces deux comportements.</text:span></text:p>
      <text:p text:style-name="P18"><text:soft-page-break/></text:p>
      <text:p text:style-name="P4">Annexe 1 : sélection d’objets à la souris</text:p>
      <text:p text:style-name="P3"/>
      <text:p text:style-name="P6">window.addEventListener("click",function(event){</text:p>
      <text:p text:style-name="P6"><text:tab/>var pickResult = scene.pick(event.clientX, event.clientY) ;</text:p>
      <text:p text:style-name="P6"><text:tab/>if(pickResult.hit){ // Si on a cliqué sur un mesh et pas dans le vide</text:p>
      <text:p text:style-name="P6"><text:tab/><text:tab/>console.log(pickResult.distance) ; // distance de la caméra au point désigné</text:p>
      <text:p text:style-name="P6"><text:tab/><text:tab/>console.log(pickResult.pickedPoint) ; // coordonnés du point désigné</text:p>
      <text:p text:style-name="P6"><text:tab/><text:tab/>console.log(pickResult.pickedMesh) ; // référence à l’objet désigné</text:p>
      <text:p text:style-name="P6"><text:tab/><text:tab/>console.log(pickResult.pickedMesh.name) ; nom de l’objet désigné</text:p>
      <text:p text:style-name="P6"><text:tab/>}</text:p>
      <text:p text:style-name="P6">})</text:p>
      <text:p text:style-name="P5"/>
      <text:p text:style-name="P4">Annexe 2 : rendu sonore</text:p>
      <text:p text:style-name="P12"/>
      <text:p text:style-name="P9">Son 3d</text:p>
      <text:p text:style-name="P21"/>
      <text:p text:style-name="P13"/>
      <text:p text:style-name="P14">var sound = new BABYLON.Sound("sound","sound_file",scene,function (){sound.play();},{spatialSound:true}) ;</text:p>
      <text:p text:style-name="P14">sound.setPosition(new BABYLON.Vector3(0.0,0.0,20.0))</text:p>
      <text:p text:style-name="P10"/>
      <text:p text:style-name="P10">On peut associer un son à un maillage :</text:p>
      <text:p text:style-name="P10"/>
      <text:p text:style-name="P14">sound.attachToMesh(myMes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059" svg:font-family="C059" style:font-pitch="variable"/>
    <style:font-face style:name="DejaVu Serif" svg:font-family="'DejaV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lwg Typist" svg:font-family="'Tlwg Typist'"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9T06:18:40.991518594</meta:creation-date>
    <dc:date>2023-10-06T13:22:55.332421575</dc:date>
    <meta:editing-duration>PT1H1M50S</meta:editing-duration>
    <meta:editing-cycles>8</meta:editing-cycles>
    <meta:generator>LibreOffice/7.5.5.2$Linux_X86_64 LibreOffice_project/50$Build-2</meta:generator>
    <meta:document-statistic meta:table-count="0" meta:image-count="0" meta:object-count="0" meta:page-count="2" meta:paragraph-count="31" meta:word-count="587" meta:character-count="3749" meta:non-whitespace-character-count="3178"/>
  </office:meta>
</office:document-meta>
</file>